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="thin solid #BFBFBF" style:vertical-align="middle" fo:wrap-option="wrap" fo:background-color="#D6DCE4" style:repeat-content="false"/>
      <style:paragraph-properties fo:text-align="start" fo:margin-left="0.353cm" style:writing-mode="l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="thin solid #BFBFBF" style:vertical-align="middle" fo:wrap-option="wrap" fo:background-color="#FFFFFF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="thin solid #BFBFBF" style:vertical-align="middle" fo:wrap-option="wrap" fo:background-color="#FFFFFF" style:repeat-content="false"/>
      <style:paragraph-properties fo:text-align="start" fo:margin-left="0.353cm" style:writing-mode="l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BFBFBF" style:vertical-align="middle" fo:wrap-option="wrap" fo:background-color="#FFD966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style:vertical-align="automatic" fo:wrap-option="wrap" fo:background-color="#FFFFFF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BFBFBF" style:vertical-align="middle" fo:wrap-option="wrap" fo:background-color="#002060" style:repeat-content="false"/>
      <style:paragraph-properties fo:text-align="start" fo:margin-left="0.353cm"/>
      <style:text-properties fo:color="#FFFFFF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BFBFBF" fo:border-bottom="thin solid #BFBFBF" fo:border-left="thin solid #BFBFBF" fo:border-right="2pt solid #BFBFBF" style:vertical-align="middle" fo:wrap-option="wrap" fo:background-color="#002060" style:repeat-content="false"/>
      <style:paragraph-properties fo:text-align="start" fo:margin-left="0.353cm"/>
      <style:text-properties fo:color="#FFFFFF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BFBFBF" style:vertical-align="middle" fo:wrap-option="wrap" fo:background-color="#002060" style:repeat-content="false"/>
      <style:paragraph-properties fo:text-align="start" fo:margin-left="0.353cm"/>
      <style:text-properties fo:color="#FFFFFF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002060" style:repeat-content="false"/>
      <style:paragraph-properties fo:text-align="start" fo:margin-left="0.353cm"/>
      <style:text-properties fo:color="#FFFFFF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Century Gothic" style:font-name-asian="Century Gothic" style:font-name-complex="Century Gothic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FFFFFF" style:text-line-through-style="none" style:font-name="Century Gothic" style:font-name-asian="Century Gothic" style:font-name-complex="Century Gothic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9685cm"/>
    </style:style>
    <style:style style:name="co7" style:family="table-column">
      <style:table-column-properties fo:break-before="auto" style:column-width="3.40783333333333cm"/>
    </style:style>
    <style:style style:name="co8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0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31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BFBFBF" style:vertical-align="middle" fo:wrap-option="wrap" fo:background-color="#FFFFFF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Faible&quot;;[.O3]))))" style:apply-style-name="cf1" style:base-cell-address="Feuil1.O3"/>
      <style:map style:condition="of:is-true-formula(NOT(ISERROR(SEARCH(&quot;Moyenne&quot;;[.O3]))))" style:apply-style-name="cf2" style:base-cell-address="Feuil1.O3"/>
      <style:map style:condition="of:is-true-formula(NOT(ISERROR(SEARCH(&quot;Élevée&quot;;[.O3]))))" style:apply-style-name="cf3" style:base-cell-address="Feuil1.O3"/>
    </style:style>
    <style:style style:name="ce16" style:family="table-cell" style:parent-style-name="Default" style:data-style-name="N0">
      <style:table-cell-properties fo:border="thin solid #BFBFBF" style:vertical-align="middle" fo:wrap-option="wrap" fo:background-color="#FFFFFF" style:repeat-content="false"/>
      <style:paragraph-properties fo:text-align="start" fo:margin-left="0.353cm" style:writing-mode="l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Faible&quot;;[.O3]))))" style:apply-style-name="cf1" style:base-cell-address="Feuil1.O3"/>
      <style:map style:condition="of:is-true-formula(NOT(ISERROR(SEARCH(&quot;Moyenne&quot;;[.O3]))))" style:apply-style-name="cf2" style:base-cell-address="Feuil1.O3"/>
      <style:map style:condition="of:is-true-formula(NOT(ISERROR(SEARCH(&quot;Élevée&quot;;[.O3]))))" style:apply-style-name="cf3" style:base-cell-address="Feuil1.O3"/>
    </style:style>
    <style:style style:name="ce17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Faible&quot;;[.O3]))))" style:apply-style-name="cf1" style:base-cell-address="Feuil1.O3"/>
      <style:map style:condition="of:is-true-formula(NOT(ISERROR(SEARCH(&quot;Moyenne&quot;;[.O3]))))" style:apply-style-name="cf2" style:base-cell-address="Feuil1.O3"/>
      <style:map style:condition="of:is-true-formula(NOT(ISERROR(SEARCH(&quot;Élevée&quot;;[.O3]))))" style:apply-style-name="cf3" style:base-cell-address="Feuil1.O3"/>
    </style:style>
    <style:style style:name="ce18" style:family="table-cell" style:parent-style-name="Default" style:data-style-name="N0">
      <style:table-cell-properties fo:border="thin solid #BFBFBF" style:vertical-align="middle" fo:wrap-option="wrap" fo:background-color="#FFFFFF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En retard&quot;;[.M3]))))" style:apply-style-name="cf4" style:base-cell-address="Feuil1.M3"/>
      <style:map style:condition="of:is-true-formula(NOT(ISERROR(SEARCH(&quot;En attente&quot;;[.M3]))))" style:apply-style-name="cf5" style:base-cell-address="Feuil1.M3"/>
      <style:map style:condition="of:is-true-formula(NOT(ISERROR(SEARCH(&quot;Terminée&quot;;[.M3]))))" style:apply-style-name="cf6" style:base-cell-address="Feuil1.M3"/>
      <style:map style:condition="of:is-true-formula(NOT(ISERROR(SEARCH(&quot;En cours&quot;;[.M3]))))" style:apply-style-name="cf7" style:base-cell-address="Feuil1.M3"/>
      <style:map style:condition="of:is-true-formula(NOT(ISERROR(SEARCH(&quot;Non commencée&quot;;[.M3]))))" style:apply-style-name="cf8" style:base-cell-address="Feuil1.M3"/>
    </style:style>
    <style:style style:name="ce19" style:family="table-cell" style:parent-style-name="Default" style:data-style-name="N0">
      <style:table-cell-properties fo:border="thin solid #BFBFBF" style:vertical-align="middle" fo:wrap-option="wrap" fo:background-color="#FFFFFF" style:repeat-content="false"/>
      <style:paragraph-properties fo:text-align="start" fo:margin-left="0.353cm" style:writing-mode="l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En retard&quot;;[.M3]))))" style:apply-style-name="cf4" style:base-cell-address="Feuil1.M3"/>
      <style:map style:condition="of:is-true-formula(NOT(ISERROR(SEARCH(&quot;En attente&quot;;[.M3]))))" style:apply-style-name="cf5" style:base-cell-address="Feuil1.M3"/>
      <style:map style:condition="of:is-true-formula(NOT(ISERROR(SEARCH(&quot;Terminée&quot;;[.M3]))))" style:apply-style-name="cf6" style:base-cell-address="Feuil1.M3"/>
      <style:map style:condition="of:is-true-formula(NOT(ISERROR(SEARCH(&quot;En cours&quot;;[.M3]))))" style:apply-style-name="cf7" style:base-cell-address="Feuil1.M3"/>
      <style:map style:condition="of:is-true-formula(NOT(ISERROR(SEARCH(&quot;Non commencée&quot;;[.M3]))))" style:apply-style-name="cf8" style:base-cell-address="Feuil1.M3"/>
    </style:style>
    <style:style style:name="ce20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En retard&quot;;[.M3]))))" style:apply-style-name="cf4" style:base-cell-address="Feuil1.M3"/>
      <style:map style:condition="of:is-true-formula(NOT(ISERROR(SEARCH(&quot;En attente&quot;;[.M3]))))" style:apply-style-name="cf5" style:base-cell-address="Feuil1.M3"/>
      <style:map style:condition="of:is-true-formula(NOT(ISERROR(SEARCH(&quot;Terminée&quot;;[.M3]))))" style:apply-style-name="cf6" style:base-cell-address="Feuil1.M3"/>
      <style:map style:condition="of:is-true-formula(NOT(ISERROR(SEARCH(&quot;En cours&quot;;[.M3]))))" style:apply-style-name="cf7" style:base-cell-address="Feuil1.M3"/>
      <style:map style:condition="of:is-true-formula(NOT(ISERROR(SEARCH(&quot;Non commencée&quot;;[.M3]))))" style:apply-style-name="cf8" style:base-cell-address="Feuil1.M3"/>
    </style:style>
    <style:style style:name="ce21" style:family="table-cell" style:parent-style-name="Default" style:data-style-name="N0">
      <style:table-cell-properties fo:border="thin solid #BFBFBF" style:vertical-align="middle" fo:wrap-option="wrap" fo:background-color="#FFD966" style:repeat-content="false"/>
      <style:paragraph-properties fo:text-align="start" fo:margin-left="0.353cm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En retard&quot;;[.M3]))))" style:apply-style-name="cf4" style:base-cell-address="Feuil1.M3"/>
      <style:map style:condition="of:is-true-formula(NOT(ISERROR(SEARCH(&quot;En attente&quot;;[.M3]))))" style:apply-style-name="cf5" style:base-cell-address="Feuil1.M3"/>
      <style:map style:condition="of:is-true-formula(NOT(ISERROR(SEARCH(&quot;Terminée&quot;;[.M3]))))" style:apply-style-name="cf6" style:base-cell-address="Feuil1.M3"/>
      <style:map style:condition="of:is-true-formula(NOT(ISERROR(SEARCH(&quot;En cours&quot;;[.M3]))))" style:apply-style-name="cf7" style:base-cell-address="Feuil1.M3"/>
      <style:map style:condition="of:is-true-formula(NOT(ISERROR(SEARCH(&quot;Non commencée&quot;;[.M3]))))" style:apply-style-name="cf8" style:base-cell-address="Feuil1.M3"/>
    </style:style>
    <style:style style:name="ce22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  <style:map style:condition="of:is-true-formula(NOT(ISERROR(SEARCH(&quot;En retard&quot;;[.M3]))))" style:apply-style-name="cf4" style:base-cell-address="Feuil1.M3"/>
      <style:map style:condition="of:is-true-formula(NOT(ISERROR(SEARCH(&quot;En attente&quot;;[.M3]))))" style:apply-style-name="cf5" style:base-cell-address="Feuil1.M3"/>
      <style:map style:condition="of:is-true-formula(NOT(ISERROR(SEARCH(&quot;Terminée&quot;;[.M3]))))" style:apply-style-name="cf6" style:base-cell-address="Feuil1.M3"/>
      <style:map style:condition="of:is-true-formula(NOT(ISERROR(SEARCH(&quot;En cours&quot;;[.M3]))))" style:apply-style-name="cf7" style:base-cell-address="Feuil1.M3"/>
      <style:map style:condition="of:is-true-formula(NOT(ISERROR(SEARCH(&quot;Non commencée&quot;;[.M3]))))" style:apply-style-name="cf8" style:base-cell-address="Feuil1.M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4">
            <text:p>Noms</text:p>
          </table:table-cell>
          <table:table-cell office:value-type="string" table:style-name="ce11">
            <text:p>effectuée</text:p>
          </table:table-cell>
          <table:table-cell office:value-type="string" table:style-name="ce11">
            <text:p>STATUT</text:p>
          </table:table-cell>
          <table:table-cell office:value-type="string" table:style-name="ce11">
            <text:p>PRIORITÉ</text:p>
          </table:table-cell>
          <table:table-cell office:value-type="string" table:style-name="ce11">
            <text:p>ÉCHÉANCE</text:p>
          </table:table-cell>
          <table:table-cell office:value-type="string" table:style-name="ce11">
            <text:p>TÂCHE</text:p>
          </table:table-cell>
          <table:table-cell office:value-type="string" table:style-name="ce11">
            <text:p>DESCRIPTION</text:p>
          </table:table-cell>
          <table:table-cell office:value-type="string" table:style-name="ce12">
            <text:p>ATTRIBUÉE À</text:p>
          </table:table-cell>
          <table:table-cell office:value-type="string" table:style-name="ce12">
            <text:p>% TERMINÉ</text:p>
          </table:table-cell>
          <table:table-cell office:value-type="string" table:style-name="ce11">
            <text:p>HEURES ESTIMÉES</text:p>
          </table:table-cell>
          <table:table-cell office:value-type="string" table:style-name="ce12">
            <text:p>HEURES RÉELLES</text:p>
          </table:table-cell>
          <table:table-cell table:style-name="ce2"/>
          <table:table-cell office:value-type="string" table:style-name="ce13">
            <text:p>STATUT<text:s/><text:span text:style-name="T1"/></text:p>
            <text:p/>
          </table:table-cell>
          <table:table-cell table:style-name="ce3"/>
          <table:table-cell office:value-type="string" table:style-name="ce11">
            <text:p>PRIORITÉ<text:s/></text:p>
          </table:table-cell>
          <table:table-cell table:number-columns-repeated="16369"/>
        </table:table-row>
        <table:table-row table:style-name="ro3">
          <table:table-cell table:number-columns-repeated="11" table:style-name="ce4"/>
          <table:table-cell table:style-name="ce2"/>
          <table:table-cell office:value-type="string" table:style-name="ce18">
            <text:p>Non commencée</text:p>
          </table:table-cell>
          <table:table-cell table:style-name="ce2"/>
          <table:table-cell office:value-type="string" table:style-name="ce15">
            <text:p>Élevée</text:p>
          </table:table-cell>
          <table:table-cell table:number-columns-repeated="16369"/>
        </table:table-row>
        <table:table-row table:style-name="ro3">
          <table:table-cell table:number-columns-repeated="11" table:style-name="ce4"/>
          <table:table-cell table:style-name="ce2"/>
          <table:table-cell office:value-type="string" table:style-name="ce19">
            <text:p>En cours</text:p>
          </table:table-cell>
          <table:table-cell table:style-name="ce2"/>
          <table:table-cell office:value-type="string" table:style-name="ce16">
            <text:p>Faible</text:p>
          </table:table-cell>
          <table:table-cell table:number-columns-repeated="16369"/>
        </table:table-row>
        <table:table-row table:style-name="ro3">
          <table:table-cell table:number-columns-repeated="11" table:style-name="ce4"/>
          <table:table-cell table:style-name="ce2"/>
          <table:table-cell office:value-type="string" table:style-name="ce19">
            <text:p>Terminée</text:p>
          </table:table-cell>
          <table:table-cell table:style-name="ce2"/>
          <table:table-cell table:style-name="ce17"/>
          <table:table-cell table:number-columns-repeated="16369"/>
        </table:table-row>
        <table:table-row table:style-name="ro3">
          <table:table-cell table:number-columns-repeated="11" table:style-name="ce4"/>
          <table:table-cell table:style-name="ce2"/>
          <table:table-cell office:value-type="string" table:style-name="ce20">
            <text:p>En attente</text:p>
          </table:table-cell>
          <table:table-cell table:style-name="ce2"/>
          <table:table-cell table:style-name="ce10"/>
          <table:table-cell table:number-columns-repeated="16369"/>
        </table:table-row>
        <table:table-row table:style-name="ro4">
          <table:table-cell table:number-columns-repeated="11" table:style-name="ce4"/>
          <table:table-cell table:style-name="ce2"/>
          <table:table-cell office:value-type="string" table:style-name="ce21">
            <text:p>En retard</text:p>
          </table:table-cell>
          <table:table-cell table:style-name="ce2"/>
          <table:table-cell table:style-name="ce10"/>
          <table:table-cell table:number-columns-repeated="16369"/>
        </table:table-row>
        <table:table-row table:style-name="ro5">
          <table:table-cell table:number-columns-repeated="11" table:style-name="ce4"/>
          <table:table-cell table:style-name="ce2"/>
          <table:table-cell table:style-name="ce22"/>
          <table:table-cell table:style-name="ce2"/>
          <table:table-cell table:number-columns-repeated="16370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style style:name="cf1" style:family="table-cell">
      <style:table-cell-properties fo:background-color="#94EFFB"/>
    </style:style>
    <style:style style:name="cf2" style:family="table-cell">
      <style:table-cell-properties fo:background-color="#FFC000"/>
    </style:style>
    <style:style style:name="cf3" style:family="table-cell">
      <style:table-cell-properties fo:background-color="#FF0000"/>
    </style:style>
    <style:style style:name="cf4" style:family="table-cell">
      <style:table-cell-properties fo:background-color="#FFD966"/>
    </style:style>
    <style:style style:name="cf5" style:family="table-cell">
      <style:table-cell-properties fo:background-color="#D9D9D9"/>
    </style:style>
    <style:style style:name="cf6" style:family="table-cell">
      <style:table-cell-properties fo:background-color="#00B050"/>
    </style:style>
    <style:style style:name="cf7" style:family="table-cell">
      <style:table-cell-properties fo:background-color="#92D050"/>
    </style:style>
    <style:style style:name="cf8" style:family="table-cell">
      <style:table-cell-properties fo:background-color="#FFF2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Hugo Reddy</meta:initial-creator>
    <dc:creator>Hugo Reddy</dc:creator>
    <meta:creation-date>2020-05-08T17:27:20Z</meta:creation-date>
    <dc:date>2020-05-08T17:41:44Z</dc:date>
  </office:meta>
</office:document-meta>
</file>